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37b" officeooo:paragraph-rsid="000d437b"/>
    </style:style>
    <style:style style:name="P2" style:family="paragraph" style:parent-style-name="Standard">
      <style:text-properties officeooo:rsid="000d437b" officeooo:paragraph-rsid="000d681d"/>
    </style:style>
    <style:style style:name="P3" style:family="paragraph" style:parent-style-name="Standard">
      <style:text-properties officeooo:rsid="000d437b" officeooo:paragraph-rsid="000f1d02"/>
    </style:style>
    <style:style style:name="P4" style:family="paragraph" style:parent-style-name="Standard">
      <style:text-properties officeooo:rsid="0010a4a8" officeooo:paragraph-rsid="0010a4a8"/>
    </style:style>
    <style:style style:name="P5" style:family="paragraph" style:parent-style-name="Standard">
      <style:text-properties officeooo:rsid="00118d4c" officeooo:paragraph-rsid="00118d4c"/>
    </style:style>
    <style:style style:name="P6" style:family="paragraph" style:parent-style-name="Standard">
      <style:text-properties officeooo:rsid="00157492" officeooo:paragraph-rsid="00157492"/>
    </style:style>
    <style:style style:name="P7" style:family="paragraph" style:parent-style-name="Standard">
      <style:text-properties officeooo:rsid="0017215b" officeooo:paragraph-rsid="0017215b"/>
    </style:style>
    <style:style style:name="P8" style:family="paragraph" style:parent-style-name="Standard">
      <style:text-properties fo:font-style="italic" officeooo:rsid="0017215b" officeooo:paragraph-rsid="0017215b" style:font-style-asian="italic" style:font-style-complex="italic"/>
    </style:style>
    <style:style style:name="P9" style:family="paragraph" style:parent-style-name="Title">
      <style:text-properties officeooo:rsid="000f1d02" officeooo:paragraph-rsid="000f1d02"/>
    </style:style>
    <style:style style:name="T1" style:family="text">
      <style:text-properties officeooo:rsid="000f1d02"/>
    </style:style>
    <style:style style:name="T2" style:family="text">
      <style:text-properties officeooo:rsid="0010a4a8"/>
    </style:style>
    <style:style style:name="T3" style:family="text">
      <style:text-properties officeooo:rsid="00145848"/>
    </style:style>
    <style:style style:name="T4" style:family="text">
      <style:text-properties officeooo:rsid="0017215b"/>
    </style:style>
    <style:style style:name="T5" style:family="text">
      <style:text-properties officeooo:rsid="001916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inary <text:span text:style-name="T4">Square </text:span>Matrix Combinatorics</text:p>
      <text:p text:style-name="P1">by Sven Nilsen, 2020</text:p>
      <text:p text:style-name="P2"/>
      <text:p text:style-name="P8">In this paper I formalize binary square matrix combinatorics using Directional Set Algebra.</text:p>
      <text:p text:style-name="P2"/>
      <text:p text:style-name="P7">For all `n : nat`, there is an associated <text:span text:style-name="T5">binary square matrix combinatorics:</text:span></text:p>
      <text:p text:style-name="P2"/>
      <text:p text:style-name="P2"><text:tab/><text:span text:style-name="T1">0<text:tab/><text:tab/>Empty matrix set</text:span></text:p>
      <text:p text:style-name="P2"><text:tab/><text:span text:style-name="T1">I<text:tab/><text:tab/>Identity matrix set</text:span></text:p>
      <text:p text:style-name="P2"><text:tab/><text:span text:style-name="T1">U<text:tab/><text:tab/>Upper triangle matrix</text:span></text:p>
      <text:p text:style-name="P2"><text:tab/><text:span text:style-name="T1">L<text:tab/><text:tab/>Lower triangle matrix</text:span></text:p>
      <text:p text:style-name="P2"><text:tab/><text:span text:style-name="T1">1<text:tab/><text:tab/>All matrices</text:span></text:p>
      <text:p text:style-name="P2"/>
      <text:p text:style-name="P5">The following law holds with <text:span text:style-name="T3">Directional</text:span> <text:span text:style-name="T3">Set</text:span> <text:span text:style-name="T3">Algebra</text:span>:</text:p>
      <text:p text:style-name="P2"/>
      <text:p text:style-name="P2"><text:tab/><text:span text:style-name="T1">I + U + L = 1</text:span></text:p>
      <text:p text:style-name="P2"/>
      <text:p text:style-name="P6">Sizes of sets:</text:p>
      <text:p text:style-name="P2"/>
      <text:p text:style-name="P2"><text:tab/><text:span text:style-name="T1">|0| = 0</text:span></text:p>
      <text:p text:style-name="P2"><text:tab/><text:span text:style-name="T1">|I| = 1</text:span></text:p>
      <text:p text:style-name="P2"><text:tab/><text:span text:style-name="T1">|1| = 2^(n · n)</text:span></text:p>
      <text:p text:style-name="P3"><text:tab/><text:span text:style-name="T1">|U| = |L| = 2^(n · (n – 1) / 2)</text:span></text:p>
      <text:p text:style-name="P3"/>
      <text:p text:style-name="P7">Sub-types of binary matrix sets can be constructed using elements `0`, `1` and `?`.</text:p>
      <text:p text:style-name="P5">The following laws holds with <text:span text:style-name="T3">Directional</text:span> <text:span text:style-name="T3">Set</text:span> <text:span text:style-name="T3">Algebra, where `?` is top and there is no bottom</text:span>:</text:p>
      <text:p text:style-name="P3"/>
      <text:p text:style-name="P3"><text:tab/><text:span text:style-name="T2">0 + 1 = ?</text:span></text:p>
      <text:p text:style-name="P3"/>
      <text:p text:style-name="P4">Upper triangle matrix:</text:p>
      <text:p text:style-name="P3"/>
      <text:p text:style-name="P3"><text:tab/><text:span text:style-name="T2">0 ? ?</text:span></text:p>
      <text:p text:style-name="P3"><text:tab/><text:span text:style-name="T2">0 0 ?</text:span></text:p>
      <text:p text:style-name="P3"><text:tab/><text:span text:style-name="T2">0 0 0</text:span></text:p>
      <text:p text:style-name="P3"/>
      <text:p text:style-name="P4">Lower triangle matrix:</text:p>
      <text:p text:style-name="P4"/>
      <text:p text:style-name="P4"><text:tab/>0 0 0</text:p>
      <text:p text:style-name="P4"><text:tab/>? 0 0</text:p>
      <text:p text:style-name="P4"><text:tab/>? ? 0</text:p>
      <text:p text:style-name="P4"/>
      <text:p text:style-name="P4">All matrices:</text:p>
      <text:p text:style-name="P4"/>
      <text:p text:style-name="P4"><text:tab/>? ? ?</text:p>
      <text:p text:style-name="P4"><text:tab/>? ? ?</text:p>
      <text:p text:style-name="P4"><text:tab/>? ?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7:52.959173000</meta:creation-date>
    <dc:date>2020-03-29T20:24:48.125885000</dc:date>
    <meta:editing-duration>PT4M40S</meta:editing-duration>
    <meta:editing-cycles>1</meta:editing-cycles>
    <meta:document-statistic meta:table-count="0" meta:image-count="0" meta:object-count="0" meta:page-count="1" meta:paragraph-count="31" meta:word-count="163" meta:character-count="775" meta:non-whitespace-character-count="617"/>
    <meta:generator>LibreOffice/5.1.2.2$MacOSX_X86_64 LibreOffice_project/d3bf12ecb743fc0d20e0be0c58ca359301eb705f</meta:generator>
  </office:meta>
</office:document-meta>
</file>